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roadrunner_results_04071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roadrunner version 1.3.1, Win32</text:p>
          </table:table-cell>
          <table:table-cell table:style-name="ce1"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style-name="ce1" office:value-type="string" calcext:value-type="string">
            <text:p><text:s/>21:11:26] </text:p>
          </table:table-cell>
          <table:table-cell table:style-name="ce1" table:number-columns-repeated="3"/>
          <table:table-cell table:style-name="ce1" office:value-type="string" calcext:value-type="string">
            <text:p>Speedup: roadrunner vs Jarnac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rial 1</text:p>
          </table:table-cell>
          <table:table-cell table:style-name="ce1" table:number-columns-repeated="4"/>
          <table:table-cell office:value-type="string" calcext:value-type="string">
            <text:p>Trial 1 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 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14000082015991" calcext:value-type="float">
            <text:p>0.114000082</text:p>
          </table:table-cell>
          <table:table-cell office:value-type="float" office:value="0" calcext:value-type="float">
            <text:p>0</text:p>
          </table:table-cell>
          <table:table-cell office:value-type="float" office:value="0.114000082015991" calcext:value-type="float">
            <text:p>0.114000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8000011444092" calcext:value-type="float">
            <text:p>0.1380000114</text:p>
          </table:table-cell>
          <table:table-cell office:value-type="float" office:value="0.185999870300293" calcext:value-type="float">
            <text:p>0.1859998703</text:p>
          </table:table-cell>
          <table:table-cell office:value-type="float" office:value="0.323999881744385" calcext:value-type="float">
            <text:p>0.323999881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.015" calcext:value-type="float">
            <text:p>1.015</text:p>
          </table:table-cell>
          <table:table-cell/>
          <table:table-cell table:style-name="ce2" table:formula="of:=([.G5]-[.B5])/[.G5]" office:value-type="percentage" office:value="-8.20000076293945" calcext:value-type="percentage">
            <text:p>-820.00%</text:p>
          </table:table-cell>
          <table:table-cell table:style-name="ce2" table:formula="of:=([.H5]-[.C5])/[.H5]" office:value-type="percentage" office:value="0.814000129699707" calcext:value-type="percentage">
            <text:p>81.40%</text:p>
          </table:table-cell>
          <table:table-cell table:style-name="ce2" table:formula="of:=([.I5]-[.D5])/[.I5]" office:value-type="percentage" office:value="0.680788293847897" calcext:value-type="percentage">
            <text:p>68.0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532000064849854" calcext:value-type="float">
            <text:p>0.5320000648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39000034332275" calcext:value-type="float">
            <text:p>0.5390000343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97" calcext:value-type="float">
            <text:p>0.297</text:p>
          </table:table-cell>
          <table:table-cell office:value-type="float" office:value="2.265" calcext:value-type="float">
            <text:p>2.265</text:p>
          </table:table-cell>
          <table:table-cell office:value-type="float" office:value="2.562" calcext:value-type="float">
            <text:p>2.562</text:p>
          </table:table-cell>
          <table:table-cell/>
          <table:table-cell table:style-name="ce2" table:formula="of:=([.G6]-[.B6])/[.G6]" office:value-type="percentage" office:value="-0.791246009595466" calcext:value-type="percentage">
            <text:p>-79.12%</text:p>
          </table:table-cell>
          <table:table-cell table:style-name="ce2" table:formula="of:=([.H6]-[.C6])/[.H6]" office:value-type="percentage" office:value="0.996909505747275" calcext:value-type="percentage">
            <text:p>99.69%</text:p>
          </table:table-cell>
          <table:table-cell table:style-name="ce2" table:formula="of:=([.I6]-[.D6])/[.I6]" office:value-type="percentage" office:value="0.789617472938222" calcext:value-type="percentage">
            <text:p>78.96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7000150680542" calcext:value-type="float">
            <text:p>0.067000150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8000078201294" calcext:value-type="float">
            <text:p>0.0680000782</text:p>
          </table:table-cell>
          <table:table-cell table:number-columns-repeated="6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3000154495239" calcext:value-type="float">
            <text:p>0.1130001545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0.15500020980835" calcext:value-type="float">
            <text:p>0.1550002098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ce2" table:formula="of:=([.G8]-[.B8])/[.G8]" office:value-type="percentage" office:value="-2.53125482797623" calcext:value-type="percentage">
            <text:p>-253.13%</text:p>
          </table:table-cell>
          <table:table-cell table:style-name="ce2" table:formula="of:=([.H8]-[.C8])/[.H8]" office:value-type="percentage" office:value="0.754385641443799" calcext:value-type="percentage">
            <text:p>75.44%</text:p>
          </table:table-cell>
          <table:table-cell table:style-name="ce2" table:formula="of:=([.I8]-[.D8])/[.I8]" office:value-type="percentage" office:value="0.236452168431775" calcext:value-type="percentage">
            <text:p>23.65%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0002307891846" calcext:value-type="float">
            <text:p>0.033000230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40001583099365" calcext:value-type="float">
            <text:p>0.0340001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2" table:formula="of:=([.G9]-[.B9])/[.G9]" office:value-type="percentage" office:value="-1.06251442432404" calcext:value-type="percentage">
            <text:p>-106.25%</text:p>
          </table:table-cell>
          <table:table-cell table:style-name="ce2" table:formula="of:=([.H9]-[.C9])/[.H9]" office:value-type="percentage" office:value="0.933338165283203" calcext:value-type="percentage">
            <text:p>93.33%</text:p>
          </table:table-cell>
          <table:table-cell table:style-name="ce2" table:formula="of:=([.I9]-[.D9])/[.I9]" office:value-type="percentage" office:value="-0.096779300320533" calcext:value-type="percentage">
            <text:p>-9.68%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001068115234" calcext:value-type="float">
            <text:p>0.038000106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90000343322754" calcext:value-type="float">
            <text:p>0.0390000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2" table:formula="of:=([.G10]-[.B10])/[.G10]" office:value-type="percentage" office:value="-1.53334045410156" calcext:value-type="percentage">
            <text:p>-153.33%</text:p>
          </table:table-cell>
          <table:table-cell table:style-name="ce2" table:formula="of:=([.H10]-[.C10])/[.H10]" office:value-type="percentage" office:value="0.937504529953003" calcext:value-type="percentage">
            <text:p>93.75%</text:p>
          </table:table-cell>
          <table:table-cell table:style-name="ce2" table:formula="of:=([.I10]-[.D10])/[.I10]" office:value-type="percentage" office:value="-0.258065623621787" calcext:value-type="percentage">
            <text:p>-25.81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200005531311" calcext:value-type="float">
            <text:p>0.2920000553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96000003814697" calcext:value-type="float">
            <text:p>0.29600000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69" calcext:value-type="float">
            <text:p>2.469</text:p>
          </table:table-cell>
          <table:table-cell office:value-type="float" office:value="2.594" calcext:value-type="float">
            <text:p>2.594</text:p>
          </table:table-cell>
          <table:table-cell/>
          <table:table-cell table:style-name="ce2" table:formula="of:=([.G11]-[.B11])/[.G11]" office:value-type="percentage" office:value="-1.33600044250488" calcext:value-type="percentage">
            <text:p>-133.60%</text:p>
          </table:table-cell>
          <table:table-cell table:style-name="ce2" table:formula="of:=([.H11]-[.C11])/[.H11]" office:value-type="percentage" office:value="0.998379931753104" calcext:value-type="percentage">
            <text:p>99.84%</text:p>
          </table:table-cell>
          <table:table-cell table:style-name="ce2" table:formula="of:=([.I11]-[.D11])/[.I11]" office:value-type="percentage" office:value="0.885890515106131" calcext:value-type="percentage">
            <text:p>88.59%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000038146973" calcext:value-type="float">
            <text:p>0.5850000381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92000007629395" calcext:value-type="float">
            <text:p>0.5920000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734" calcext:value-type="float">
            <text:p>12.734</text:p>
          </table:table-cell>
          <table:table-cell office:value-type="float" office:value="13.031" calcext:value-type="float">
            <text:p>13.031</text:p>
          </table:table-cell>
          <table:table-cell/>
          <table:table-cell table:style-name="ce2" table:formula="of:=([.G12]-[.B12])/[.G12]" office:value-type="percentage" office:value="-0.969697098137955" calcext:value-type="percentage">
            <text:p>-96.97%</text:p>
          </table:table-cell>
          <table:table-cell table:style-name="ce2" table:formula="of:=([.H12]-[.C12])/[.H12]" office:value-type="percentage" office:value="0.999450292957247" calcext:value-type="percentage">
            <text:p>99.95%</text:p>
          </table:table-cell>
          <table:table-cell table:style-name="ce2" table:formula="of:=([.I12]-[.D12])/[.I12]" office:value-type="percentage" office:value="0.954569871258584" calcext:value-type="percentage">
            <text:p>95.46%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4000015258789" calcext:value-type="float">
            <text:p>0.9340000153</text:p>
          </table:table-cell>
          <table:table-cell office:value-type="float" office:value="0.00999999046325684" calcext:value-type="float">
            <text:p>0.0099999905</text:p>
          </table:table-cell>
          <table:table-cell office:value-type="float" office:value="0.944000005722046" calcext:value-type="float">
            <text:p>0.9440000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31" calcext:value-type="float">
            <text:p>35.531</text:p>
          </table:table-cell>
          <table:table-cell office:value-type="float" office:value="36.062" calcext:value-type="float">
            <text:p>36.062</text:p>
          </table:table-cell>
          <table:table-cell/>
          <table:table-cell table:style-name="ce2" table:formula="of:=([.G13]-[.B13])/[.G13]" office:value-type="percentage" office:value="-0.75894541479998" calcext:value-type="percentage">
            <text:p>-75.89%</text:p>
          </table:table-cell>
          <table:table-cell table:style-name="ce2" table:formula="of:=([.H13]-[.C13])/[.H13]" office:value-type="percentage" office:value="0.999718555895887" calcext:value-type="percentage">
            <text:p>99.97%</text:p>
          </table:table-cell>
          <table:table-cell table:style-name="ce2" table:formula="of:=([.I13]-[.D13])/[.I13]" office:value-type="percentage" office:value="0.973822860470244" calcext:value-type="percentage">
            <text:p>97.38%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1900000572205" calcext:value-type="float">
            <text:p>1.3190000057</text:p>
          </table:table-cell>
          <table:table-cell office:value-type="float" office:value="0.0150001049041748" calcext:value-type="float">
            <text:p>0.0150001049</text:p>
          </table:table-cell>
          <table:table-cell office:value-type="float" office:value="1.33400011062622" calcext:value-type="float">
            <text:p>1.33400011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59" calcext:value-type="float">
            <text:p>0.859</text:p>
          </table:table-cell>
          <table:table-cell office:value-type="float" office:value="76.688" calcext:value-type="float">
            <text:p>76.688</text:p>
          </table:table-cell>
          <table:table-cell office:value-type="float" office:value="77.547" calcext:value-type="float">
            <text:p>77.547</text:p>
          </table:table-cell>
          <table:table-cell/>
          <table:table-cell table:style-name="ce2" table:formula="of:=([.G14]-[.B14])/[.G14]" office:value-type="percentage" office:value="-0.535506409455234" calcext:value-type="percentage">
            <text:p>-53.55%</text:p>
          </table:table-cell>
          <table:table-cell table:style-name="ce2" table:formula="of:=([.H14]-[.C14])/[.H14]" office:value-type="percentage" office:value="0.999804400885351" calcext:value-type="percentage">
            <text:p>99.98%</text:p>
          </table:table-cell>
          <table:table-cell table:style-name="ce2" table:formula="of:=([.I14]-[.D14])/[.I14]" office:value-type="percentage" office:value="0.982797527813762" calcext:value-type="percentage">
            <text:p>98.28%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4300003051758" calcext:value-type="float">
            <text:p>1.7430000305</text:p>
          </table:table-cell>
          <table:table-cell office:value-type="float" office:value="0.0179998874664307" calcext:value-type="float">
            <text:p>0.0179998875</text:p>
          </table:table-cell>
          <table:table-cell office:value-type="float" office:value="1.76099991798401" calcext:value-type="float">
            <text:p>1.7609999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297" calcext:value-type="float">
            <text:p>142.297</text:p>
          </table:table-cell>
          <table:table-cell office:value-type="float" office:value="143.516" calcext:value-type="float">
            <text:p>143.516</text:p>
          </table:table-cell>
          <table:table-cell/>
          <table:table-cell table:style-name="ce2" table:formula="of:=([.G15]-[.B15])/[.G15]" office:value-type="percentage" office:value="-0.429860566462328" calcext:value-type="percentage">
            <text:p>-42.99%</text:p>
          </table:table-cell>
          <table:table-cell table:style-name="ce2" table:formula="of:=([.H15]-[.C15])/[.H15]" office:value-type="percentage" office:value="0.999873504800056" calcext:value-type="percentage">
            <text:p>99.99%</text:p>
          </table:table-cell>
          <table:table-cell table:style-name="ce2" table:formula="of:=([.I15]-[.D15])/[.I15]" office:value-type="percentage" office:value="0.987729591697204" calcext:value-type="percentage">
            <text:p>98.77%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2099995613098" calcext:value-type="float">
            <text:p>2.220999956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4300003051758" calcext:value-type="float">
            <text:p>2.24300003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246.766" calcext:value-type="float">
            <text:p>246.766</text:p>
          </table:table-cell>
          <table:table-cell/>
          <table:table-cell table:style-name="ce2" table:formula="of:=([.G16]-[.B16])/[.G16]" office:value-type="percentage" office:value="-0.328349256059199" calcext:value-type="percentage">
            <text:p>-32.83%</text:p>
          </table:table-cell>
          <table:table-cell table:style-name="ce2" table:formula="of:=([.H16]-[.C16])/[.H16]" office:value-type="percentage" office:value="0.999910238217228" calcext:value-type="percentage">
            <text:p>99.99%</text:p>
          </table:table-cell>
          <table:table-cell table:style-name="ce2" table:formula="of:=([.I16]-[.D16])/[.I16]" office:value-type="percentage" office:value="0.990910417032664" calcext:value-type="percentage">
            <text:p>99.09%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4699997901916" calcext:value-type="float">
            <text:p>2.74699997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7300000190735" calcext:value-type="float">
            <text:p>2.773000001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78.562" calcext:value-type="float">
            <text:p>378.562</text:p>
          </table:table-cell>
          <table:table-cell office:value-type="float" office:value="380.734" calcext:value-type="float">
            <text:p>380.734</text:p>
          </table:table-cell>
          <table:table-cell/>
          <table:table-cell table:style-name="ce2" table:formula="of:=([.G17]-[.B17])/[.G17]" office:value-type="percentage" office:value="-0.264732955349523" calcext:value-type="percentage">
            <text:p>-26.47%</text:p>
          </table:table-cell>
          <table:table-cell table:style-name="ce2" table:formula="of:=([.H17]-[.C17])/[.H17]" office:value-type="percentage" office:value="0.999931318983712" calcext:value-type="percentage">
            <text:p>99.99%</text:p>
          </table:table-cell>
          <table:table-cell table:style-name="ce2" table:formula="of:=([.I17]-[.D17])/[.I17]" office:value-type="percentage" office:value="0.992716699843178" calcext:value-type="percentage">
            <text:p>99.27%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200010299683" calcext:value-type="float">
            <text:p>3.242000103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27400016784668" calcext:value-type="float">
            <text:p>3.27400016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41.953" calcext:value-type="float">
            <text:p>541.953</text:p>
          </table:table-cell>
          <table:table-cell office:value-type="float" office:value="544.781" calcext:value-type="float">
            <text:p>544.781</text:p>
          </table:table-cell>
          <table:table-cell/>
          <table:table-cell table:style-name="ce2" table:formula="of:=([.G18]-[.B18])/[.G18]" office:value-type="percentage" office:value="-0.146393247170023" calcext:value-type="percentage">
            <text:p>-14.64%</text:p>
          </table:table-cell>
          <table:table-cell table:style-name="ce2" table:formula="of:=([.H18]-[.C18])/[.H18]" office:value-type="percentage" office:value="0.999940954169735" calcext:value-type="percentage">
            <text:p>99.99%</text:p>
          </table:table-cell>
          <table:table-cell table:style-name="ce2" table:formula="of:=([.I18]-[.D18])/[.I18]" office:value-type="percentage" office:value="0.993990245313536" calcext:value-type="percentage">
            <text:p>99.40%</text:p>
          </table:table-cell>
          <table:table-cell table:number-columns-repeated="10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3999991416931" calcext:value-type="float">
            <text:p>3.8399999142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859" calcext:value-type="float">
            <text:p>764.859</text:p>
          </table:table-cell>
          <table:table-cell office:value-type="float" office:value="768.281" calcext:value-type="float">
            <text:p>768.281</text:p>
          </table:table-cell>
          <table:table-cell/>
          <table:table-cell table:style-name="ce2" table:formula="of:=([.G19]-[.B19])/[.G19]" office:value-type="percentage" office:value="-0.122150763930249" calcext:value-type="percentage">
            <text:p>-12.22%</text:p>
          </table:table-cell>
          <table:table-cell table:style-name="ce2" table:formula="of:=([.H19]-[.C19])/[.H19]" office:value-type="percentage" office:value="0.999945087845847" calcext:value-type="percentage">
            <text:p>99.99%</text:p>
          </table:table-cell>
          <table:table-cell table:style-name="ce2" table:formula="of:=([.I19]-[.D19])/[.I19]" office:value-type="percentage" office:value="0.994947161299729" calcext:value-type="percentage">
            <text:p>99.49%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900002479553" calcext:value-type="float">
            <text:p>4.5490000248</text:p>
          </table:table-cell>
          <table:table-cell office:value-type="float" office:value="0.0389997959136963" calcext:value-type="float">
            <text:p>0.0389997959</text:p>
          </table:table-cell>
          <table:table-cell office:value-type="float" office:value="4.58799982070923" calcext:value-type="float">
            <text:p>4.58799982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97" calcext:value-type="float">
            <text:p>4.297</text:p>
          </table:table-cell>
          <table:table-cell office:value-type="float" office:value="1030.09" calcext:value-type="float">
            <text:p>1030.09</text:p>
          </table:table-cell>
          <table:table-cell office:value-type="float" office:value="1034.39" calcext:value-type="float">
            <text:p>1034.39</text:p>
          </table:table-cell>
          <table:table-cell/>
          <table:table-cell table:style-name="ce2" table:formula="of:=([.G20]-[.B20])/[.G20]" office:value-type="percentage" office:value="-0.0586455724448528" calcext:value-type="percentage">
            <text:p>-5.86%</text:p>
          </table:table-cell>
          <table:table-cell table:style-name="ce2" table:formula="of:=([.H20]-[.C20])/[.H20]" office:value-type="percentage" office:value="0.999962139428677" calcext:value-type="percentage">
            <text:p>100.00%</text:p>
          </table:table-cell>
          <table:table-cell table:style-name="ce2" table:formula="of:=([.I20]-[.D20])/[.I20]" office:value-type="percentage" office:value="0.995564535793357" calcext:value-type="percentage">
            <text:p>99.56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4"/>
          <table:table-cell office:value-type="string" calcext:value-type="string">
            <text:p>Trial 2 </text:p>
          </table:table-cell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 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7000112533569" calcext:value-type="float">
            <text:p>0.1070001125</text:p>
          </table:table-cell>
          <table:table-cell office:value-type="float" office:value="0" calcext:value-type="float">
            <text:p>0</text:p>
          </table:table-cell>
          <table:table-cell office:value-type="float" office:value="0.107000112533569" calcext:value-type="float">
            <text:p>0.1070001125</text:p>
          </table:table-cell>
          <table:table-cell table:number-columns-repeated="6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700008392334" calcext:value-type="float">
            <text:p>0.1370000839</text:p>
          </table:table-cell>
          <table:table-cell office:value-type="float" office:value="0.187999963760376" calcext:value-type="float">
            <text:p>0.1879999638</text:p>
          </table:table-cell>
          <table:table-cell office:value-type="float" office:value="0.325000047683716" calcext:value-type="float">
            <text:p>0.325000047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/>
          <table:table-cell table:style-name="ce2" table:formula="of:=([.G24]-[.B24])/[.G24]" office:value-type="string" office:string-value="" calcext:value-type="error">
            <text:p>#DIV/0!</text:p>
          </table:table-cell>
          <table:table-cell table:style-name="ce2" table:formula="of:=([.H24]-[.C24])/[.H24]" office:value-type="percentage" office:value="0.80894312625978" calcext:value-type="percentage">
            <text:p>80.89%</text:p>
          </table:table-cell>
          <table:table-cell table:style-name="ce2" table:formula="of:=([.I24]-[.D24])/[.I24]" office:value-type="percentage" office:value="0.669715398695411" calcext:value-type="percentage">
            <text:p>66.9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0999937057495" calcext:value-type="float">
            <text:p>0.4909999371</text:p>
          </table:table-cell>
          <table:table-cell office:value-type="float" office:value="0.00799989700317383" calcext:value-type="float">
            <text:p>0.007999897</text:p>
          </table:table-cell>
          <table:table-cell office:value-type="float" office:value="0.498999834060669" calcext:value-type="float">
            <text:p>0.498999834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81" calcext:value-type="float">
            <text:p>0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2.563" calcext:value-type="float">
            <text:p>2.563</text:p>
          </table:table-cell>
          <table:table-cell/>
          <table:table-cell table:style-name="ce2" table:formula="of:=([.G25]-[.B25])/[.G25]" office:value-type="percentage" office:value="-0.747330736859413" calcext:value-type="percentage">
            <text:p>-74.73%</text:p>
          </table:table-cell>
          <table:table-cell table:style-name="ce2" table:formula="of:=([.H25]-[.C25])/[.H25]" office:value-type="percentage" office:value="0.996494348377224" calcext:value-type="percentage">
            <text:p>99.65%</text:p>
          </table:table-cell>
          <table:table-cell table:style-name="ce2" table:formula="of:=([.I25]-[.D25])/[.I25]" office:value-type="percentage" office:value="0.805306346445311" calcext:value-type="percentage">
            <text:p>80.53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59999847412109" calcext:value-type="float">
            <text:p>0.065999984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69999122619629" calcext:value-type="float">
            <text:p>0.0669999123</text:p>
          </table:table-cell>
          <table:table-cell table:number-columns-repeated="6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ce2" table:formula="of:=([.G27]-[.B27])/[.G27]" office:value-type="percentage" office:value="-2.46875190734863" calcext:value-type="percentage">
            <text:p>-246.88%</text:p>
          </table:table-cell>
          <table:table-cell table:style-name="ce2" table:formula="of:=([.H27]-[.C27])/[.H27]" office:value-type="percentage" office:value="0.748538112082677" calcext:value-type="percentage">
            <text:p>74.85%</text:p>
          </table:table-cell>
          <table:table-cell table:style-name="ce2" table:formula="of:=([.I27]-[.D27])/[.I27]" office:value-type="percentage" office:value="0.241379094241288" calcext:value-type="percentage">
            <text:p>24.14%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9998779296875" calcext:value-type="float">
            <text:p>0.0279998779</text:p>
          </table:table-cell>
          <table:table-cell office:value-type="float" office:value="0.00100016593933105" calcext:value-type="float">
            <text:p>0.0010001659</text:p>
          </table:table-cell>
          <table:table-cell office:value-type="float" office:value="0.0290000438690186" calcext:value-type="float">
            <text:p>0.0290000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/>
          <table:table-cell table:style-name="ce2" table:formula="of:=([.G28]-[.B28])/[.G28]" office:value-type="string" office:string-value="" calcext:value-type="error">
            <text:p>#DIV/0!</text:p>
          </table:table-cell>
          <table:table-cell table:style-name="ce2" table:formula="of:=([.H28]-[.C28])/[.H28]" office:value-type="percentage" office:value="0.933322270711263" calcext:value-type="percentage">
            <text:p>93.33%</text:p>
          </table:table-cell>
          <table:table-cell table:style-name="ce2" table:formula="of:=([.I28]-[.D28])/[.I28]" office:value-type="percentage" office:value="-0.933336257934571" calcext:value-type="percentage">
            <text:p>-93.33%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9999198913574" calcext:value-type="float">
            <text:p>0.033999919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/>
          <table:table-cell table:style-name="ce2" table:formula="of:=([.G29]-[.B29])/[.G29]" office:value-type="string" office:string-value="" calcext:value-type="error">
            <text:p>#DIV/0!</text:p>
          </table:table-cell>
          <table:table-cell table:style-name="ce2" table:formula="of:=([.H29]-[.C29])/[.H29]" office:value-type="percentage" office:value="0.937497079372406" calcext:value-type="percentage">
            <text:p>93.75%</text:p>
          </table:table-cell>
          <table:table-cell table:style-name="ce2" table:formula="of:=([.I29]-[.D29])/[.I29]" office:value-type="percentage" office:value="-0.125000417232513" calcext:value-type="percentage">
            <text:p>-12.50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.00400018692016602" calcext:value-type="float">
            <text:p>0.0040001869</text:p>
          </table:table-cell>
          <table:table-cell office:value-type="float" office:value="0.284000158309936" calcext:value-type="float">
            <text:p>0.28400015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office:value-type="float" office:value="2.469" calcext:value-type="float">
            <text:p>2.469</text:p>
          </table:table-cell>
          <table:table-cell office:value-type="float" office:value="2.609" calcext:value-type="float">
            <text:p>2.609</text:p>
          </table:table-cell>
          <table:table-cell/>
          <table:table-cell table:style-name="ce2" table:formula="of:=([.G30]-[.B30])/[.G30]" office:value-type="percentage" office:value="-0.999999795641218" calcext:value-type="percentage">
            <text:p>-100.00%</text:p>
          </table:table-cell>
          <table:table-cell table:style-name="ce2" table:formula="of:=([.H30]-[.C30])/[.H30]" office:value-type="percentage" office:value="0.998379835188268" calcext:value-type="percentage">
            <text:p>99.84%</text:p>
          </table:table-cell>
          <table:table-cell table:style-name="ce2" table:formula="of:=([.I30]-[.D30])/[.I30]" office:value-type="percentage" office:value="0.891145972284424" calcext:value-type="percentage">
            <text:p>89.11%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2000017166138" calcext:value-type="float">
            <text:p>0.5820000172</text:p>
          </table:table-cell>
          <table:table-cell office:value-type="float" office:value="0.00600004196166992" calcext:value-type="float">
            <text:p>0.006000042</text:p>
          </table:table-cell>
          <table:table-cell office:value-type="float" office:value="0.588000059127808" calcext:value-type="float">
            <text:p>0.58800005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6" calcext:value-type="float">
            <text:p>0.296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984" calcext:value-type="float">
            <text:p>12.984</text:p>
          </table:table-cell>
          <table:table-cell/>
          <table:table-cell table:style-name="ce2" table:formula="of:=([.G31]-[.B31])/[.G31]" office:value-type="percentage" office:value="-0.966216274209925" calcext:value-type="percentage">
            <text:p>-96.62%</text:p>
          </table:table-cell>
          <table:table-cell table:style-name="ce2" table:formula="of:=([.H31]-[.C31])/[.H31]" office:value-type="percentage" office:value="0.999527108924837" calcext:value-type="percentage">
            <text:p>99.95%</text:p>
          </table:table-cell>
          <table:table-cell table:style-name="ce2" table:formula="of:=([.I31]-[.D31])/[.I31]" office:value-type="percentage" office:value="0.954713488976601" calcext:value-type="percentage">
            <text:p>95.47%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4999961853027" calcext:value-type="float">
            <text:p>0.9149999619</text:p>
          </table:table-cell>
          <table:table-cell office:value-type="float" office:value="0.0109999179840088" calcext:value-type="float">
            <text:p>0.010999918</text:p>
          </table:table-cell>
          <table:table-cell office:value-type="float" office:value="0.925999879837036" calcext:value-type="float">
            <text:p>0.9259998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2" calcext:value-type="float">
            <text:p>0.532</text:p>
          </table:table-cell>
          <table:table-cell office:value-type="float" office:value="35.578" calcext:value-type="float">
            <text:p>35.578</text:p>
          </table:table-cell>
          <table:table-cell office:value-type="float" office:value="36.11" calcext:value-type="float">
            <text:p>36.11</text:p>
          </table:table-cell>
          <table:table-cell/>
          <table:table-cell table:style-name="ce2" table:formula="of:=([.G32]-[.B32])/[.G32]" office:value-type="percentage" office:value="-0.719924740325239" calcext:value-type="percentage">
            <text:p>-71.99%</text:p>
          </table:table-cell>
          <table:table-cell table:style-name="ce2" table:formula="of:=([.H32]-[.C32])/[.H32]" office:value-type="percentage" office:value="0.999690822475012" calcext:value-type="percentage">
            <text:p>99.97%</text:p>
          </table:table-cell>
          <table:table-cell table:style-name="ce2" table:formula="of:=([.I32]-[.D32])/[.I32]" office:value-type="percentage" office:value="0.974356137362586" calcext:value-type="percentage">
            <text:p>97.44%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0200004577637" calcext:value-type="float">
            <text:p>1.30200004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31599998474121" calcext:value-type="float">
            <text:p>1.31599998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28" calcext:value-type="float">
            <text:p>0.828</text:p>
          </table:table-cell>
          <table:table-cell office:value-type="float" office:value="76.672" calcext:value-type="float">
            <text:p>76.672</text:p>
          </table:table-cell>
          <table:table-cell office:value-type="float" office:value="77.5" calcext:value-type="float">
            <text:p>77.5</text:p>
          </table:table-cell>
          <table:table-cell/>
          <table:table-cell table:style-name="ce2" table:formula="of:=([.G33]-[.B33])/[.G33]" office:value-type="percentage" office:value="-0.57246382340141" calcext:value-type="percentage">
            <text:p>-57.25%</text:p>
          </table:table-cell>
          <table:table-cell table:style-name="ce2" table:formula="of:=([.H33]-[.C33])/[.H33]" office:value-type="percentage" office:value="0.999817404802733" calcext:value-type="percentage">
            <text:p>99.98%</text:p>
          </table:table-cell>
          <table:table-cell table:style-name="ce2" table:formula="of:=([.I33]-[.D33])/[.I33]" office:value-type="percentage" office:value="0.983019355035597" calcext:value-type="percentage">
            <text:p>98.30%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2699999809265" calcext:value-type="float">
            <text:p>1.7269999981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1.75300002098084" calcext:value-type="float">
            <text:p>1.7530000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34" calcext:value-type="float">
            <text:p>1.234</text:p>
          </table:table-cell>
          <table:table-cell office:value-type="float" office:value="142.203" calcext:value-type="float">
            <text:p>142.203</text:p>
          </table:table-cell>
          <table:table-cell office:value-type="float" office:value="143.437" calcext:value-type="float">
            <text:p>143.437</text:p>
          </table:table-cell>
          <table:table-cell/>
          <table:table-cell table:style-name="ce2" table:formula="of:=([.G34]-[.B34])/[.G34]" office:value-type="percentage" office:value="-0.399513774791452" calcext:value-type="percentage">
            <text:p>-39.95%</text:p>
          </table:table-cell>
          <table:table-cell table:style-name="ce2" table:formula="of:=([.H34]-[.C34])/[.H34]" office:value-type="percentage" office:value="0.999817162627454" calcext:value-type="percentage">
            <text:p>99.98%</text:p>
          </table:table-cell>
          <table:table-cell table:style-name="ce2" table:formula="of:=([.I34]-[.D34])/[.I34]" office:value-type="percentage" office:value="0.987778606489394" calcext:value-type="percentage">
            <text:p>98.78%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0199990272522" calcext:value-type="float">
            <text:p>2.2019999027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2399997711182" calcext:value-type="float">
            <text:p>2.22399997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719" calcext:value-type="float">
            <text:p>1.719</text:p>
          </table:table-cell>
          <table:table-cell office:value-type="float" office:value="245.391" calcext:value-type="float">
            <text:p>245.391</text:p>
          </table:table-cell>
          <table:table-cell office:value-type="float" office:value="247.11" calcext:value-type="float">
            <text:p>247.11</text:p>
          </table:table-cell>
          <table:table-cell/>
          <table:table-cell table:style-name="ce2" table:formula="of:=([.G35]-[.B35])/[.G35]" office:value-type="percentage" office:value="-0.28097725580292" calcext:value-type="percentage">
            <text:p>-28.10%</text:p>
          </table:table-cell>
          <table:table-cell table:style-name="ce2" table:formula="of:=([.H35]-[.C35])/[.H35]" office:value-type="percentage" office:value="0.999910346857111" calcext:value-type="percentage">
            <text:p>99.99%</text:p>
          </table:table-cell>
          <table:table-cell table:style-name="ce2" table:formula="of:=([.I35]-[.D35])/[.I35]" office:value-type="percentage" office:value="0.990999959624816" calcext:value-type="percentage">
            <text:p>99.10%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300000190735" calcext:value-type="float">
            <text:p>2.773000001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9900002479553" calcext:value-type="float">
            <text:p>2.79900002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66.391" calcext:value-type="float">
            <text:p>366.391</text:p>
          </table:table-cell>
          <table:table-cell office:value-type="float" office:value="368.563" calcext:value-type="float">
            <text:p>368.563</text:p>
          </table:table-cell>
          <table:table-cell/>
          <table:table-cell table:style-name="ce2" table:formula="of:=([.G36]-[.B36])/[.G36]" office:value-type="percentage" office:value="-0.276703499957343" calcext:value-type="percentage">
            <text:p>-27.67%</text:p>
          </table:table-cell>
          <table:table-cell table:style-name="ce2" table:formula="of:=([.H36]-[.C36])/[.H36]" office:value-type="percentage" office:value="0.999929037495768" calcext:value-type="percentage">
            <text:p>99.99%</text:p>
          </table:table-cell>
          <table:table-cell table:style-name="ce2" table:formula="of:=([.I36]-[.D36])/[.I36]" office:value-type="percentage" office:value="0.992405640216746" calcext:value-type="percentage">
            <text:p>99.24%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300003051758" calcext:value-type="float">
            <text:p>3.2430000305</text:p>
          </table:table-cell>
          <table:table-cell office:value-type="float" office:value="0.0369999408721924" calcext:value-type="float">
            <text:p>0.0369999409</text:p>
          </table:table-cell>
          <table:table-cell office:value-type="float" office:value="3.27999997138977" calcext:value-type="float">
            <text:p>3.27999997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13" calcext:value-type="float">
            <text:p>2.813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554.61" calcext:value-type="float">
            <text:p>554.61</text:p>
          </table:table-cell>
          <table:table-cell/>
          <table:table-cell table:style-name="ce2" table:formula="of:=([.G37]-[.B37])/[.G37]" office:value-type="percentage" office:value="-0.152861724321926" calcext:value-type="percentage">
            <text:p>-15.29%</text:p>
          </table:table-cell>
          <table:table-cell table:style-name="ce2" table:formula="of:=([.H37]-[.C37])/[.H37]" office:value-type="percentage" office:value="0.999932946462427" calcext:value-type="percentage">
            <text:p>99.99%</text:p>
          </table:table-cell>
          <table:table-cell table:style-name="ce2" table:formula="of:=([.I37]-[.D37])/[.I37]" office:value-type="percentage" office:value="0.994085934311697" calcext:value-type="percentage">
            <text:p>99.41%</text:p>
          </table:table-cell>
          <table:table-cell table:number-columns-repeated="10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4299993515015" calcext:value-type="float">
            <text:p>3.8429999352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75" calcext:value-type="float">
            <text:p>3.8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391" calcext:value-type="float">
            <text:p>3.391</text:p>
          </table:table-cell>
          <table:table-cell office:value-type="float" office:value="747.922" calcext:value-type="float">
            <text:p>747.922</text:p>
          </table:table-cell>
          <table:table-cell office:value-type="float" office:value="751.313" calcext:value-type="float">
            <text:p>751.313</text:p>
          </table:table-cell>
          <table:table-cell/>
          <table:table-cell table:style-name="ce2" table:formula="of:=([.G38]-[.B38])/[.G38]" office:value-type="percentage" office:value="-0.133293994441211" calcext:value-type="percentage">
            <text:p>-13.33%</text:p>
          </table:table-cell>
          <table:table-cell table:style-name="ce2" table:formula="of:=([.H38]-[.C38])/[.H38]" office:value-type="percentage" office:value="0.999957214703071" calcext:value-type="percentage">
            <text:p>100.00%</text:p>
          </table:table-cell>
          <table:table-cell table:style-name="ce2" table:formula="of:=([.I38]-[.D38])/[.I38]" office:value-type="percentage" office:value="0.994842362637143" calcext:value-type="percentage">
            <text:p>99.48%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299998283386" calcext:value-type="float">
            <text:p>4.5429999828</text:p>
          </table:table-cell>
          <table:table-cell office:value-type="float" office:value="0.0480000972747803" calcext:value-type="float">
            <text:p>0.0480000973</text:p>
          </table:table-cell>
          <table:table-cell office:value-type="float" office:value="4.59100008010864" calcext:value-type="float">
            <text:p>4.59100008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187" calcext:value-type="float">
            <text:p>4.187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19.02" calcext:value-type="float">
            <text:p>1019.02</text:p>
          </table:table-cell>
          <table:table-cell/>
          <table:table-cell table:style-name="ce2" table:formula="of:=([.G39]-[.B39])/[.G39]" office:value-type="percentage" office:value="-0.0850250735213427" calcext:value-type="percentage">
            <text:p>-8.50%</text:p>
          </table:table-cell>
          <table:table-cell table:style-name="ce2" table:formula="of:=([.H39]-[.C39])/[.H39]" office:value-type="percentage" office:value="0.999952701341826" calcext:value-type="percentage">
            <text:p>100.00%</text:p>
          </table:table-cell>
          <table:table-cell table:style-name="ce2" table:formula="of:=([.I39]-[.D39])/[.I39]" office:value-type="percentage" office:value="0.995494690898993" calcext:value-type="percentage">
            <text:p>99.5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4"/>
          <table:table-cell office:value-type="string" calcext:value-type="string">
            <text:p>Trial 3 </text:p>
          </table:table-cell>
          <table:table-cell table:number-columns-repeated="4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</text:p>
          </table:table-cell>
          <table:table-cell table:style-name="ce1" office:value-type="string" calcext:value-type="string">
            <text:p>Run_time</text:p>
          </table:table-cell>
          <table:table-cell table:style-name="ce1" office:value-type="string" calcext:value-type="string">
            <text:p>Total_time 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8999967575073" calcext:value-type="float">
            <text:p>0.1089999676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109999895095825" calcext:value-type="float">
            <text:p>0.1099998951</text:p>
          </table:table-cell>
          <table:table-cell table:number-columns-repeated="6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4000062942505" calcext:value-type="float">
            <text:p>0.1340000629</text:p>
          </table:table-cell>
          <table:table-cell office:value-type="float" office:value="0.188999891281128" calcext:value-type="float">
            <text:p>0.1889998913</text:p>
          </table:table-cell>
          <table:table-cell office:value-type="float" office:value="0.322999954223633" calcext:value-type="float">
            <text:p>0.3229999542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table:formula="of:=([.G43]-[.B43])/[.G43]" office:value-type="string" office:string-value="" calcext:value-type="error">
            <text:p>#DIV/0!</text:p>
          </table:table-cell>
          <table:table-cell table:style-name="ce2" table:formula="of:=([.H43]-[.C43])/[.H43]" office:value-type="percentage" office:value="0.811000108718872" calcext:value-type="percentage">
            <text:p>81.10%</text:p>
          </table:table-cell>
          <table:table-cell table:style-name="ce2" table:formula="of:=([.I43]-[.D43])/[.I43]" office:value-type="percentage" office:value="0.677000045776367" calcext:value-type="percentage">
            <text:p>67.7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6000051498413" calcext:value-type="float">
            <text:p>0.4960000515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03000020980835" calcext:value-type="float">
            <text:p>0.50300002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65" calcext:value-type="float">
            <text:p>0.265</text:p>
          </table:table-cell>
          <table:table-cell office:value-type="float" office:value="2.282" calcext:value-type="float">
            <text:p>2.282</text:p>
          </table:table-cell>
          <table:table-cell office:value-type="float" office:value="2.547" calcext:value-type="float">
            <text:p>2.547</text:p>
          </table:table-cell>
          <table:table-cell/>
          <table:table-cell table:style-name="ce2" table:formula="of:=([.G44]-[.B44])/[.G44]" office:value-type="percentage" office:value="-0.871698307541181" calcext:value-type="percentage">
            <text:p>-87.17%</text:p>
          </table:table-cell>
          <table:table-cell table:style-name="ce2" table:formula="of:=([.H44]-[.C44])/[.H44]" office:value-type="percentage" office:value="0.996932528710595" calcext:value-type="percentage">
            <text:p>99.69%</text:p>
          </table:table-cell>
          <table:table-cell table:style-name="ce2" table:formula="of:=([.I44]-[.D44])/[.I44]" office:value-type="percentage" office:value="0.802512751872464" calcext:value-type="percentage">
            <text:p>80.2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8000078201294" calcext:value-type="float">
            <text:p>0.0680000782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90000057220459" calcext:value-type="float">
            <text:p>0.0690000057</text:p>
          </table:table-cell>
          <table:table-cell table:number-columns-repeated="6"/>
          <table:table-cell table:style-name="ce2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9" calcext:value-type="float">
            <text:p>0.219</text:p>
          </table:table-cell>
          <table:table-cell/>
          <table:table-cell table:style-name="ce2" table:formula="of:=([.G46]-[.B46])/[.G46]" office:value-type="percentage" office:value="-2.58064713016633" calcext:value-type="percentage">
            <text:p>-258.06%</text:p>
          </table:table-cell>
          <table:table-cell table:style-name="ce2" table:formula="of:=([.H46]-[.C46])/[.H46]" office:value-type="percentage" office:value="0.771276687053924" calcext:value-type="percentage">
            <text:p>77.13%</text:p>
          </table:table-cell>
          <table:table-cell table:style-name="ce2" table:formula="of:=([.I46]-[.D46])/[.I46]" office:value-type="percentage" office:value="0.296803452652883" calcext:value-type="percentage">
            <text:p>29.68%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0000438690186" calcext:value-type="float">
            <text:p>0.0290000439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299999713897705" calcext:value-type="float">
            <text:p>0.0299999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2" table:formula="of:=([.G47]-[.B47])/[.G47]" office:value-type="percentage" office:value="-0.933336257934571" calcext:value-type="percentage">
            <text:p>-93.33%</text:p>
          </table:table-cell>
          <table:table-cell table:style-name="ce2" table:formula="of:=([.H47]-[.C47])/[.H47]" office:value-type="percentage" office:value="0.937504529953003" calcext:value-type="percentage">
            <text:p>93.75%</text:p>
          </table:table-cell>
          <table:table-cell table:style-name="ce2" table:formula="of:=([.I47]-[.D47])/[.I47]" office:value-type="percentage" office:value="0.0322589874267577" calcext:value-type="percentage">
            <text:p>3.23%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0000858306885" calcext:value-type="float">
            <text:p>0.035000085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/>
          <table:table-cell table:style-name="ce2" table:formula="of:=([.G48]-[.B48])/[.G48]" office:value-type="percentage" office:value="-1.18750536441803" calcext:value-type="percentage">
            <text:p>-118.75%</text:p>
          </table:table-cell>
          <table:table-cell table:style-name="ce2" table:formula="of:=([.H48]-[.C48])/[.H48]" office:value-type="percentage" office:value="0.937504529953003" calcext:value-type="percentage">
            <text:p>93.75%</text:p>
          </table:table-cell>
          <table:table-cell table:style-name="ce2" table:formula="of:=([.I48]-[.D48])/[.I48]" office:value-type="percentage" office:value="-0.125000417232513" calcext:value-type="percentage">
            <text:p>-12.50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82999992370606" calcext:value-type="float">
            <text:p>0.2829999924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86999940872192" calcext:value-type="float">
            <text:p>0.2869999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09" calcext:value-type="float">
            <text:p>2.609</text:p>
          </table:table-cell>
          <table:table-cell/>
          <table:table-cell table:style-name="ce2" table:formula="of:=([.G49]-[.B49])/[.G49]" office:value-type="percentage" office:value="-1.26399993896484" calcext:value-type="percentage">
            <text:p>-126.40%</text:p>
          </table:table-cell>
          <table:table-cell table:style-name="ce2" table:formula="of:=([.H49]-[.C49])/[.H49]" office:value-type="percentage" office:value="0.998389714773918" calcext:value-type="percentage">
            <text:p>99.84%</text:p>
          </table:table-cell>
          <table:table-cell table:style-name="ce2" table:formula="of:=([.I49]-[.D49])/[.I49]" office:value-type="percentage" office:value="0.889996189776852" calcext:value-type="percentage">
            <text:p>89.00%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3999881744385" calcext:value-type="float">
            <text:p>0.5739998817</text:p>
          </table:table-cell>
          <table:table-cell office:value-type="float" office:value="0.00800013542175293" calcext:value-type="float">
            <text:p>0.0080001354</text:p>
          </table:table-cell>
          <table:table-cell office:value-type="float" office:value="0.582000017166138" calcext:value-type="float">
            <text:p>0.5820000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37" calcext:value-type="float">
            <text:p>12.937</text:p>
          </table:table-cell>
          <table:table-cell/>
          <table:table-cell table:style-name="ce2" table:formula="of:=([.G50]-[.B50])/[.G50]" office:value-type="percentage" office:value="-0.932659534492878" calcext:value-type="percentage">
            <text:p>-93.27%</text:p>
          </table:table-cell>
          <table:table-cell table:style-name="ce2" table:formula="of:=([.H50]-[.C50])/[.H50]" office:value-type="percentage" office:value="0.999367077893849" calcext:value-type="percentage">
            <text:p>99.94%</text:p>
          </table:table-cell>
          <table:table-cell table:style-name="ce2" table:formula="of:=([.I50]-[.D50])/[.I50]" office:value-type="percentage" office:value="0.955012752789199" calcext:value-type="percentage">
            <text:p>95.50%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0000095367431" calcext:value-type="float">
            <text:p>0.9000000954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912000179290772" calcext:value-type="float">
            <text:p>0.91200017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16" calcext:value-type="float">
            <text:p>35.516</text:p>
          </table:table-cell>
          <table:table-cell office:value-type="float" office:value="36.047" calcext:value-type="float">
            <text:p>36.047</text:p>
          </table:table-cell>
          <table:table-cell/>
          <table:table-cell table:style-name="ce2" table:formula="of:=([.G51]-[.B51])/[.G51]" office:value-type="percentage" office:value="-0.694915433836971" calcext:value-type="percentage">
            <text:p>-69.49%</text:p>
          </table:table-cell>
          <table:table-cell table:style-name="ce2" table:formula="of:=([.H51]-[.C51])/[.H51]" office:value-type="percentage" office:value="0.999662121750103" calcext:value-type="percentage">
            <text:p>99.97%</text:p>
          </table:table-cell>
          <table:table-cell table:style-name="ce2" table:formula="of:=([.I51]-[.D51])/[.I51]" office:value-type="percentage" office:value="0.974699692643194" calcext:value-type="percentage">
            <text:p>97.47%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500008583069" calcext:value-type="float">
            <text:p>1.28500008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29900002479553" calcext:value-type="float">
            <text:p>1.29900002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44" calcext:value-type="float">
            <text:p>0.844</text:p>
          </table:table-cell>
          <table:table-cell office:value-type="float" office:value="76.781" calcext:value-type="float">
            <text:p>76.781</text:p>
          </table:table-cell>
          <table:table-cell office:value-type="float" office:value="77.625" calcext:value-type="float">
            <text:p>77.625</text:p>
          </table:table-cell>
          <table:table-cell/>
          <table:table-cell table:style-name="ce2" table:formula="of:=([.G52]-[.B52])/[.G52]" office:value-type="percentage" office:value="-0.522511950036361" calcext:value-type="percentage">
            <text:p>-52.25%</text:p>
          </table:table-cell>
          <table:table-cell table:style-name="ce2" table:formula="of:=([.H52]-[.C52])/[.H52]" office:value-type="percentage" office:value="0.9998176640189" calcext:value-type="percentage">
            <text:p>99.98%</text:p>
          </table:table-cell>
          <table:table-cell table:style-name="ce2" table:formula="of:=([.I52]-[.D52])/[.I52]" office:value-type="percentage" office:value="0.983265700163665" calcext:value-type="percentage">
            <text:p>98.33%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1000003814697" calcext:value-type="float">
            <text:p>1.7100000381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1.7350001335144" calcext:value-type="float">
            <text:p>1.73500013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143.937" calcext:value-type="float">
            <text:p>143.937</text:p>
          </table:table-cell>
          <table:table-cell/>
          <table:table-cell table:style-name="ce2" table:formula="of:=([.G53]-[.B53])/[.G53]" office:value-type="percentage" office:value="-0.402789202745671" calcext:value-type="percentage">
            <text:p>-40.28%</text:p>
          </table:table-cell>
          <table:table-cell table:style-name="ce2" table:formula="of:=([.H53]-[.C53])/[.H53]" office:value-type="percentage" office:value="0.999824828715597" calcext:value-type="percentage">
            <text:p>99.98%</text:p>
          </table:table-cell>
          <table:table-cell table:style-name="ce2" table:formula="of:=([.I53]-[.D53])/[.I53]" office:value-type="percentage" office:value="0.98794611438675" calcext:value-type="percentage">
            <text:p>98.79%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3200011253357" calcext:value-type="float">
            <text:p>2.23200011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531" calcext:value-type="float">
            <text:p>245.531</text:p>
          </table:table-cell>
          <table:table-cell office:value-type="float" office:value="247.203" calcext:value-type="float">
            <text:p>247.203</text:p>
          </table:table-cell>
          <table:table-cell/>
          <table:table-cell table:style-name="ce2" table:formula="of:=([.G54]-[.B54])/[.G54]" office:value-type="percentage" office:value="-0.321770357743405" calcext:value-type="percentage">
            <text:p>-32.18%</text:p>
          </table:table-cell>
          <table:table-cell table:style-name="ce2" table:formula="of:=([.H54]-[.C54])/[.H54]" office:value-type="percentage" office:value="0.999910397976685" calcext:value-type="percentage">
            <text:p>99.99%</text:p>
          </table:table-cell>
          <table:table-cell table:style-name="ce2" table:formula="of:=([.I54]-[.D54])/[.I54]" office:value-type="percentage" office:value="0.990970982906625" calcext:value-type="percentage">
            <text:p>99.10%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099990844727" calcext:value-type="float">
            <text:p>2.7709999084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2.7960000038147" calcext:value-type="float">
            <text:p>2.796000003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219" calcext:value-type="float">
            <text:p>2.219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1.109" calcext:value-type="float">
            <text:p>381.109</text:p>
          </table:table-cell>
          <table:table-cell/>
          <table:table-cell table:style-name="ce2" table:formula="of:=([.G55]-[.B55])/[.G55]" office:value-type="percentage" office:value="-0.248760661760823" calcext:value-type="percentage">
            <text:p>-24.88%</text:p>
          </table:table-cell>
          <table:table-cell table:style-name="ce2" table:formula="of:=([.H55]-[.C55])/[.H55]" office:value-type="percentage" office:value="0.999934017537102" calcext:value-type="percentage">
            <text:p>99.99%</text:p>
          </table:table-cell>
          <table:table-cell table:style-name="ce2" table:formula="of:=([.I55]-[.D55])/[.I55]" office:value-type="percentage" office:value="0.992663516201888" calcext:value-type="percentage">
            <text:p>99.27%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800012588501" calcext:value-type="float">
            <text:p>3.2680001259</text:p>
          </table:table-cell>
          <table:table-cell office:value-type="float" office:value="0.0299999713897705" calcext:value-type="float">
            <text:p>0.0299999714</text:p>
          </table:table-cell>
          <table:table-cell office:value-type="float" office:value="3.29800009727478" calcext:value-type="float">
            <text:p>3.29800009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37.5" calcext:value-type="float">
            <text:p>537.5</text:p>
          </table:table-cell>
          <table:table-cell office:value-type="float" office:value="540.328" calcext:value-type="float">
            <text:p>540.328</text:p>
          </table:table-cell>
          <table:table-cell/>
          <table:table-cell table:style-name="ce2" table:formula="of:=([.G56]-[.B56])/[.G56]" office:value-type="percentage" office:value="-0.15558703178395" calcext:value-type="percentage">
            <text:p>-15.56%</text:p>
          </table:table-cell>
          <table:table-cell table:style-name="ce2" table:formula="of:=([.H56]-[.C56])/[.H56]" office:value-type="percentage" office:value="0.99994418609974" calcext:value-type="percentage">
            <text:p>99.99%</text:p>
          </table:table-cell>
          <table:table-cell table:style-name="ce2" table:formula="of:=([.I56]-[.D56])/[.I56]" office:value-type="percentage" office:value="0.993896299845141" calcext:value-type="percentage">
            <text:p>99.39%</text:p>
          </table:table-cell>
          <table:table-cell table:number-columns-repeated="10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5699987411499" calcext:value-type="float">
            <text:p>3.8569998741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8899993896484" calcext:value-type="float">
            <text:p>3.888999939</text:p>
          </table:table-cell>
          <table:table-cell table:number-columns-repeated="6"/>
          <table:table-cell table:style-name="ce2" table:formula="of:=([.G57]-[.B57])/[.G57]" office:value-type="string" office:string-value="" calcext:value-type="error">
            <text:p>#DIV/0!</text:p>
          </table:table-cell>
          <table:table-cell table:style-name="ce2" table:formula="of:=([.H57]-[.C57])/[.H57]" office:value-type="string" office:string-value="" calcext:value-type="error">
            <text:p>#DIV/0!</text:p>
          </table:table-cell>
          <table:table-cell table:style-name="ce2" table:formula="of:=([.I57]-[.D57])/[.I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47699999809265" calcext:value-type="float">
            <text:p>4.4769999981</text:p>
          </table:table-cell>
          <table:table-cell office:value-type="float" office:value="0.0490000247955322" calcext:value-type="float">
            <text:p>0.0490000248</text:p>
          </table:table-cell>
          <table:table-cell office:value-type="float" office:value="4.52600002288818" calcext:value-type="float">
            <text:p>4.5260000229</text:p>
          </table:table-cell>
          <table:table-cell table:number-columns-repeated="6"/>
          <table:table-cell table:style-name="ce2" table:formula="of:=([.G58]-[.B58])/[.G58]" office:value-type="string" office:string-value="" calcext:value-type="error">
            <text:p>#DIV/0!</text:p>
          </table:table-cell>
          <table:table-cell table:style-name="ce2" table:formula="of:=([.H58]-[.C58])/[.H58]" office:value-type="string" office:string-value="" calcext:value-type="error">
            <text:p>#DIV/0!</text:p>
          </table:table-cell>
          <table:table-cell table:style-name="ce2" table:formula="of:=([.I58]-[.D58])/[.I5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21:59:15.816866512</dc:date>
    <dc:creator>poltergeist </dc:creator>
    <meta:editing-duration>PT12M9S</meta:editing-duration>
    <meta:editing-cycles>6</meta:editing-cycles>
    <meta:generator>LibreOffice/4.3.5.2.0$Linux_X86_64 LibreOffice_project/430$Build-2</meta:generator>
    <meta:document-statistic meta:table-count="1" meta:cell-count="545" meta:object-count="0"/>
  </office:meta>
</office:document-meta>
</file>